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457cm" fo:min-width="0.27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529cm" fo:min-width="0.27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399cm" fo:min-width="0.19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457cm" fo:min-width="0.27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527cm" fo:min-width="0.27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397cm" fo:min-width="0.19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455cm" fo:min-width="0.27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ed_20__28_var_29__20_4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ed_20__28_var_29__20_4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457cm" fo:min-width="0.91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457cm" fo:min-width="0.98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ed_20__28_var_29__20_4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14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solid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529cm" fo:min-width="0.27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solid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399cm" fo:min-width="0.19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none" draw:stroke-dash="Dashed_20__28_var_29__20_4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1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none" draw:stroke-dash="Dashed_20__28_var_29__20_4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42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none" draw:stroke-dash="Dashed_20__28_var_29__20_4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84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solid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455cm" fo:min-width="0.277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g text:anchor-type="paragraph" draw:z-index="0" draw:name="Shape1" draw:style-name="gr1"><draw:custom-shape draw:style-name="gr5" draw:text-style-name="P2" xml:id="id62" draw:id="id62" svg:width="1.1cm" svg:height="1.001cm" svg:x="7.902cm" svg:y="0.963cm"><text:p text:style-name="P1"><text:span text:style-name="T1">4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5" draw:text-style-name="P2" xml:id="id63" draw:id="id63" svg:width="1.101cm" svg:height="1.101cm" svg:x="6.502cm" svg:y="2.563cm"><text:p text:style-name="P1"><text:span text:style-name="T1">27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2" xml:id="id64" draw:id="id64" svg:width="1.1cm" svg:height="1.001cm" svg:x="9.903cm" svg:y="2.563cm"><text:p text:style-name="P1"><text:span text:style-name="T1">99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6" draw:text-style-name="P2" xml:id="id71" draw:id="id71" svg:width="0.987cm" svg:height="0.914cm" svg:x="5.502cm" svg:y="4.264cm"><text:p text:style-name="P1"><text:span text:style-name="T1">2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2" xml:id="id65" draw:id="id65" svg:width="1.101cm" svg:height="1.001cm" svg:x="9.102cm" svg:y="4.264cm"><text:p text:style-name="P1"><text:span text:style-name="T1">78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2" xml:id="id66" draw:id="id66" svg:width="1.1cm" svg:height="1.001cm" svg:x="10.502cm" svg:y="5.765cm"><text:p text:style-name="P1"><text:span text:style-name="T1">8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2" xml:id="id67" draw:id="id67" svg:width="1.101cm" svg:height="1.001cm" svg:x="9.571cm" svg:y="7.664cm"><text:p text:style-name="P1"><text:span text:style-name="T1">80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2" xml:id="id68" draw:id="id68" svg:width="1.101cm" svg:height="1.001cm" svg:x="7.802cm" svg:y="5.964cm"><text:p text:style-name="P1"><text:span text:style-name="T1">6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2" xml:id="id76" draw:id="id76" svg:width="1.101cm" svg:height="1.001cm" svg:x="8.402cm" svg:y="7.664cm"><text:p text:style-name="P1"><text:span text:style-name="T1">65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2" xml:id="id69" draw:id="id69" svg:width="1.1cm" svg:height="1.001cm" svg:x="7.003cm" svg:y="7.664cm"><text:p text:style-name="P1"><text:span text:style-name="T1">56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2" xml:id="id70" draw:id="id70" svg:width="1.101cm" svg:height="1.001cm" svg:x="7.102cm" svg:y="4.264cm"><text:p text:style-name="P1"><text:span text:style-name="T1">3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2" xml:id="id72" draw:id="id72" svg:width="1.101cm" svg:height="1.001cm" svg:x="6.102cm" svg:y="5.964cm"><text:p text:style-name="P1"><text:span text:style-name="T1">2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2" xml:id="id73" draw:id="id73" svg:width="1.101cm" svg:height="1.001cm" svg:x="4.281cm" svg:y="5.983cm"><text:p text:style-name="P1"><text:span text:style-name="T1">17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2" xml:id="id74" draw:id="id74" svg:width="1.101cm" svg:height="1.001cm" svg:x="3.602cm" svg:y="7.664cm"><text:p text:style-name="P1"><text:span text:style-name="T1">1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draw:style-name="gr6" draw:text-style-name="P2" draw:type="line" svg:x1="8.063cm" svg:y1="1.817cm" svg:x2="7.442cm" svg:y2="2.723cm" draw:start-shape="id62" draw:start-glue-point="7" draw:end-shape="id63" draw:end-glue-point="11" svg:d="M8063 1817l-621 906" svg:viewBox="0 0 623 908"><text:p/></draw:connector><draw:connector draw:style-name="gr6" draw:text-style-name="P2" draw:type="line" svg:x1="8.841cm" svg:y1="1.817cm" svg:x2="10.063cm" svg:y2="2.709cm" draw:start-shape="id62" draw:start-glue-point="9" draw:end-shape="id64" draw:end-glue-point="5" svg:d="M8841 1817l1222 892" svg:viewBox="0 0 1224 894"><text:p/></draw:connector><draw:connector draw:style-name="gr6" draw:text-style-name="P2" draw:type="line" svg:x1="10.063cm" svg:y1="3.417cm" svg:x2="9.652cm" svg:y2="4.263cm" draw:start-shape="id64" draw:start-glue-point="7" draw:end-shape="id65" draw:end-glue-point="4" svg:d="M10063 3417l-411 846" svg:viewBox="0 0 413 848"><text:p/></draw:connector><draw:connector draw:style-name="gr6" draw:text-style-name="P2" draw:type="line" svg:x1="10.042cm" svg:y1="5.117cm" svg:x2="11.053cm" svg:y2="5.764cm" draw:start-shape="id65" draw:start-glue-point="9" draw:end-shape="id66" draw:end-glue-point="4" svg:d="M10042 5117l1011 647" svg:viewBox="0 0 1012 649"><text:p/></draw:connector><draw:connector draw:style-name="gr6" draw:text-style-name="P2" draw:type="line" svg:x1="11.053cm" svg:y1="6.765cm" svg:x2="11.053cm" svg:y2="6.765cm" draw:start-shape="id66" draw:start-glue-point="8" draw:end-shape="id66" draw:end-glue-point="8" svg:d="M11053 6765z" svg:viewBox="0 0 2 2"><text:p/></draw:connector><draw:connector draw:style-name="gr6" draw:text-style-name="P2" draw:type="line" svg:x1="10.663cm" svg:y1="6.618cm" svg:x2="10.121cm" svg:y2="7.664cm" draw:start-shape="id66" draw:start-glue-point="7" draw:end-shape="id67" draw:end-glue-point="4" svg:d="M10663 6618l-542 1046" svg:viewBox="0 0 543 1048"><text:p/></draw:connector><draw:connector draw:style-name="gr6" draw:text-style-name="P2" draw:type="line" svg:x1="9.262cm" svg:y1="5.117cm" svg:x2="8.742cm" svg:y2="6.11cm" draw:start-shape="id65" draw:start-glue-point="7" draw:end-shape="id68" draw:end-glue-point="11" svg:d="M9262 5117l-520 993" svg:viewBox="0 0 522 995"><text:p/></draw:connector><draw:connector draw:style-name="gr6" draw:text-style-name="P2" xml:id="id75" draw:id="id75" draw:type="line" svg:x1="8.742cm" svg:y1="6.818cm" svg:x2="8.742cm" svg:y2="6.818cm" draw:start-shape="id68" draw:start-glue-point="9" draw:end-shape="id68" draw:end-glue-point="9" svg:d="M8742 6818z" svg:viewBox="0 0 2 2"><text:p/></draw:connector><draw:connector draw:style-name="gr6" draw:text-style-name="P2" draw:type="line" svg:x1="7.962cm" svg:y1="6.818cm" svg:x2="7.553cm" svg:y2="7.665cm" draw:start-shape="id68" draw:start-glue-point="7" draw:end-shape="id69" draw:end-glue-point="4" svg:d="M7962 6818l-409 847" svg:viewBox="0 0 411 848"><text:p/></draw:connector><draw:connector draw:style-name="gr6" draw:text-style-name="P2" draw:type="line" svg:x1="7.442cm" svg:y1="3.503cm" svg:x2="7.652cm" svg:y2="4.263cm" draw:start-shape="id63" draw:start-glue-point="9" draw:end-shape="id70" draw:end-glue-point="4" svg:d="M7442 3503l210 760" svg:viewBox="0 0 212 762"><text:p/></draw:connector><draw:connector draw:style-name="gr6" draw:text-style-name="P2" draw:type="line" svg:x1="6.663cm" svg:y1="3.503cm" svg:x2="5.996cm" svg:y2="4.263cm" draw:start-shape="id63" draw:start-glue-point="7" draw:end-shape="id71" draw:end-glue-point="4" svg:d="M6663 3503l-667 760" svg:viewBox="0 0 669 762"><text:p/></draw:connector><draw:connector draw:style-name="gr6" draw:text-style-name="P2" draw:type="line" svg:x1="6.343cm" svg:y1="5.045cm" svg:x2="6.652cm" svg:y2="5.964cm" draw:start-shape="id71" draw:start-glue-point="9" draw:end-shape="id72" draw:end-glue-point="4" svg:d="M6343 5045l309 919" svg:viewBox="0 0 310 921"><text:p/></draw:connector><draw:connector draw:style-name="gr6" draw:text-style-name="P2" draw:type="line" svg:x1="5.647cm" svg:y1="5.045cm" svg:x2="4.832cm" svg:y2="5.983cm" draw:start-shape="id71" draw:start-glue-point="7" draw:end-shape="id73" draw:end-glue-point="4" svg:d="M5647 5045l-815 938" svg:viewBox="0 0 817 940"><text:p/></draw:connector><draw:connector draw:style-name="gr6" draw:text-style-name="P2" draw:type="line" svg:x1="4.441cm" svg:y1="6.837cm" svg:x2="4.152cm" svg:y2="7.664cm" draw:start-shape="id73" draw:start-glue-point="7" draw:end-shape="id74" draw:end-glue-point="4" svg:d="M4441 6837l-289 827" svg:viewBox="0 0 291 829"><text:p/></draw:connector><draw:connector draw:style-name="gr6" draw:text-style-name="P2" draw:type="line" svg:x1="8.742cm" svg:y1="6.818cm" svg:x2="8.952cm" svg:y2="7.665cm" draw:start-shape="id75" draw:start-glue-point="0" draw:end-shape="id76" draw:end-glue-point="4" svg:d="M8742 6818l210 847" svg:viewBox="0 0 212 848"><text:p/></draw:connector><draw:frame draw:style-name="gr17" draw:text-style-name="P4" svg:width="4.102cm" svg:height="1.714cm" svg:x="6.401cm" svg:y="0.002cm"><draw:text-box><text:p text:style-name="P3"><text:span text:style-name="T1">O</text:span><text:span text:style-name="T1">ri</text:span><text:span text:style-name="T1">gi</text:span><text:span text:style-name="T1">n</text:span><text:span text:style-name="T1">al </text:span><text:span text:style-name="T1">B</text:span><text:span text:style-name="T1">S</text:span><text:span text:style-name="T1">T</text:span></text:p></draw:text-box></draw:frame><draw:frame draw:style-name="gr18" draw:text-style-name="P4" svg:width="16.502cm" svg:height="1.714cm" svg:x="0.201cm" svg:y="9.763cm"><draw:text-box><text:p text:style-name="P3"><text:span text:style-name="T1">1. </text:span><text:span text:style-name="T1">Pr</text:span><text:span text:style-name="T1">e</text:span><text:span text:style-name="T1">or</text:span><text:span text:style-name="T1">d</text:span><text:span text:style-name="T1">er </text:span><text:span text:style-name="T1">tr</text:span><text:span text:style-name="T1">av</text:span><text:span text:style-name="T1">er</text:span><text:span text:style-name="T1">sa</text:span><text:span text:style-name="T1">l: </text:span></text:p><text:p text:style-name="P3"><text:span text:style-name="T1">4</text:span><text:span text:style-name="T1">2, </text:span><text:span text:style-name="T1">2</text:span><text:span text:style-name="T1">7, </text:span><text:span text:style-name="T1">2</text:span><text:span text:style-name="T1">0, </text:span><text:span text:style-name="T1">1</text:span><text:span text:style-name="T1">7, </text:span><text:span text:style-name="T1">11</text:span><text:span text:style-name="T1">, </text:span><text:span text:style-name="T1">2</text:span><text:span text:style-name="T1">4, </text:span><text:span text:style-name="T1">3</text:span><text:span text:style-name="T1">5, </text:span><text:span text:style-name="T1">9</text:span><text:span text:style-name="T1">9, </text:span><text:span text:style-name="T1">7</text:span><text:span text:style-name="T1">8, </text:span><text:span text:style-name="T1">6</text:span><text:span text:style-name="T1">1, </text:span><text:span text:style-name="T1">5</text:span><text:span text:style-name="T1">6, </text:span><text:span text:style-name="T1">6</text:span><text:span text:style-name="T1">5, </text:span><text:span text:style-name="T1">8</text:span><text:span text:style-name="T1">3, </text:span><text:span text:style-name="T1">8</text:span><text:span text:style-name="T1">0 </text:span></text:p></draw:text-box></draw:frame><draw:frame draw:style-name="gr19" draw:text-style-name="P4" svg:width="15.601cm" svg:height="2.1cm" svg:x="0.168cm" svg:y="11.864cm"><draw:text-box><text:p text:style-name="P3"><text:span text:style-name="T1">2. </text:span><text:span text:style-name="T1">P</text:span><text:span text:style-name="T1">os</text:span><text:span text:style-name="T1">to</text:span><text:span text:style-name="T1">rd</text:span><text:span text:style-name="T1">er </text:span><text:span text:style-name="T1">tr</text:span><text:span text:style-name="T1">av</text:span><text:span text:style-name="T1">er</text:span><text:span text:style-name="T1">sa</text:span><text:span text:style-name="T1">l:</text:span></text:p><text:p text:style-name="P3"><text:span text:style-name="T1">11</text:span><text:span text:style-name="T1">, </text:span><text:span text:style-name="T1">1</text:span><text:span text:style-name="T1">7, </text:span><text:span text:style-name="T1">2</text:span><text:span text:style-name="T1">4, </text:span><text:span text:style-name="T1">2</text:span><text:span text:style-name="T1">0, </text:span><text:span text:style-name="T1">3</text:span><text:span text:style-name="T1">5, </text:span><text:span text:style-name="T1">2</text:span><text:span text:style-name="T1">7, </text:span><text:span text:style-name="T1">5</text:span><text:span text:style-name="T1">6, </text:span><text:span text:style-name="T1">6</text:span><text:span text:style-name="T1">5, </text:span><text:span text:style-name="T1">6</text:span><text:span text:style-name="T1">1, </text:span><text:span text:style-name="T1">8</text:span><text:span text:style-name="T1">0, </text:span><text:span text:style-name="T1">8</text:span><text:span text:style-name="T1">3, </text:span><text:span text:style-name="T1">7</text:span><text:span text:style-name="T1">8, </text:span><text:span text:style-name="T1">9</text:span><text:span text:style-name="T1">9, </text:span><text:span text:style-name="T1">4</text:span><text:span text:style-name="T1">2</text:span></text:p></draw:text-box></draw:frame><draw:custom-shape draw:style-name="gr2" draw:text-style-name="P2" xml:id="id77" draw:id="id77" svg:width="1.101cm" svg:height="1.001cm" svg:x="0.602cm" svg:y="15.464cm"><text:p text:style-name="P1"><text:span text:style-name="T1">1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2" xml:id="id78" draw:id="id78" svg:width="1.101cm" svg:height="1.001cm" svg:x="1.801cm" svg:y="16.964cm"><text:p text:style-name="P1"><text:span text:style-name="T1">16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2" xml:id="id79" draw:id="id79" svg:width="1.101cm" svg:height="1.001cm" svg:x="3.101cm" svg:y="18.465cm"><text:p text:style-name="P1"><text:span text:style-name="T1">19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2" xml:id="id80" draw:id="id80" svg:width="1.101cm" svg:height="1.001cm" svg:x="1.801cm" svg:y="20.364cm"><text:p text:style-name="P1"><text:span text:style-name="T1">18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2" xml:id="id81" draw:id="id81" svg:width="1.1cm" svg:height="1.001cm" svg:x="4.602cm" svg:y="20.364cm"><text:p text:style-name="P1"><text:span text:style-name="T1">2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2" xml:id="id82" draw:id="id82" svg:width="1.1cm" svg:height="0.999cm" svg:x="6.003cm" svg:y="21.765cm"><text:p text:style-name="P1"><text:span text:style-name="T1">4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2" xml:id="id83" draw:id="id83" svg:width="1.101cm" svg:height="1.001cm" svg:x="7.267cm" svg:y="23.229cm"><text:p text:style-name="P1"><text:span text:style-name="T1">4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2" xml:id="id84" draw:id="id84" svg:width="1.101cm" svg:height="1.001cm" svg:x="8.802cm" svg:y="24.665cm"><text:p text:style-name="P1"><text:span text:style-name="T1">98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draw:style-name="gr6" draw:text-style-name="P2" draw:type="line" svg:x1="1.542cm" svg:y1="16.318cm" svg:x2="2.351cm" svg:y2="16.963cm" draw:start-shape="id77" draw:start-glue-point="9" draw:end-shape="id78" draw:end-glue-point="4" svg:d="M1542 16318l809 645" svg:viewBox="0 0 811 647"><text:p/></draw:connector><draw:connector draw:style-name="gr6" draw:text-style-name="P2" draw:type="line" svg:x1="2.741cm" svg:y1="17.817cm" svg:x2="3.651cm" svg:y2="18.464cm" draw:start-shape="id78" draw:start-glue-point="9" draw:end-shape="id79" draw:end-glue-point="4" svg:d="M2741 17817l910 647" svg:viewBox="0 0 912 649"><text:p/></draw:connector><draw:connector draw:style-name="gr6" draw:text-style-name="P2" draw:type="line" svg:x1="3.262cm" svg:y1="19.318cm" svg:x2="2.352cm" svg:y2="20.364cm" draw:start-shape="id79" draw:start-glue-point="7" draw:end-shape="id80" draw:end-glue-point="4" svg:d="M3262 19318l-910 1046" svg:viewBox="0 0 912 1048"><text:p/></draw:connector><draw:connector draw:style-name="gr6" draw:text-style-name="P2" draw:type="line" svg:x1="4.041cm" svg:y1="19.318cm" svg:x2="5.152cm" svg:y2="20.364cm" draw:start-shape="id79" draw:start-glue-point="9" draw:end-shape="id81" draw:end-glue-point="4" svg:d="M4041 19318l1111 1046" svg:viewBox="0 0 1113 1048"><text:p/></draw:connector><draw:connector draw:style-name="gr6" draw:text-style-name="P2" draw:type="line" svg:x1="5.541cm" svg:y1="21.218cm" svg:x2="6.554cm" svg:y2="21.765cm" draw:start-shape="id81" draw:start-glue-point="9" draw:end-shape="id82" draw:end-glue-point="4" svg:d="M5541 21218l1013 547" svg:viewBox="0 0 1014 549"><text:p/></draw:connector><draw:connector draw:style-name="gr6" draw:text-style-name="P2" draw:type="line" svg:x1="6.941cm" svg:y1="22.617cm" svg:x2="7.818cm" svg:y2="23.229cm" draw:start-shape="id82" draw:start-glue-point="9" draw:end-shape="id83" draw:end-glue-point="4" svg:d="M6941 22617l877 612" svg:viewBox="0 0 878 614"><text:p/></draw:connector><draw:connector draw:style-name="gr6" draw:text-style-name="P2" draw:type="line" svg:x1="8.208cm" svg:y1="24.083cm" svg:x2="9.353cm" svg:y2="24.665cm" draw:start-shape="id83" draw:start-glue-point="9" draw:end-shape="id84" draw:end-glue-point="4" svg:d="M8208 24083l1145 582" svg:viewBox="0 0 1147 584"><text:p/></draw:connector><draw:custom-shape draw:style-name="gr5" draw:text-style-name="P2" xml:id="id85" draw:id="id85" svg:width="1.1cm" svg:height="1.001cm" svg:x="14.702cm" svg:y="16.364cm"><text:p text:style-name="P1"><text:span text:style-name="T1">56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5" draw:text-style-name="P2" xml:id="id86" draw:id="id86" svg:width="1.101cm" svg:height="1.101cm" svg:x="13.302cm" svg:y="17.964cm"><text:p text:style-name="P1"><text:span text:style-name="T1">27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2" xml:id="id87" draw:id="id87" svg:width="1.1cm" svg:height="1.001cm" svg:x="16.703cm" svg:y="17.964cm"><text:p text:style-name="P1"><text:span text:style-name="T1">99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6" draw:text-style-name="P2" xml:id="id93" draw:id="id93" svg:width="0.987cm" svg:height="0.914cm" svg:x="12.302cm" svg:y="19.664cm"><text:p text:style-name="P1"><text:span text:style-name="T1">2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2" xml:id="id88" draw:id="id88" svg:width="1.101cm" svg:height="1.001cm" svg:x="15.902cm" svg:y="19.664cm"><text:p text:style-name="P1"><text:span text:style-name="T1">78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2" xml:id="id89" draw:id="id89" svg:width="1.1cm" svg:height="1.001cm" svg:x="17.302cm" svg:y="21.163cm"><text:p text:style-name="P1"><text:span text:style-name="T1">8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" draw:text-style-name="P2" xml:id="id90" draw:id="id90" svg:width="1.101cm" svg:height="0.999cm" svg:x="16.371cm" svg:y="23.065cm"><text:p text:style-name="P1"><text:span text:style-name="T1">80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2" xml:id="id91" draw:id="id91" svg:width="1.101cm" svg:height="1.001cm" svg:x="14.602cm" svg:y="21.364cm"><text:p text:style-name="P1"><text:span text:style-name="T1">6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" draw:text-style-name="P2" xml:id="id98" draw:id="id98" svg:width="1.101cm" svg:height="0.999cm" svg:x="15.201cm" svg:y="23.065cm"><text:p text:style-name="P1"><text:span text:style-name="T1">65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2" xml:id="id92" draw:id="id92" svg:width="1.101cm" svg:height="1.001cm" svg:x="13.901cm" svg:y="19.664cm"><text:p text:style-name="P1"><text:span text:style-name="T1">3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2" xml:id="id94" draw:id="id94" svg:width="1.101cm" svg:height="1.001cm" svg:x="12.901cm" svg:y="21.364cm"><text:p text:style-name="P1"><text:span text:style-name="T1">2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2" xml:id="id95" draw:id="id95" svg:width="1.101cm" svg:height="1.001cm" svg:x="11.081cm" svg:y="21.384cm"><text:p text:style-name="P1"><text:span text:style-name="T1">17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2" xml:id="id96" draw:id="id96" svg:width="1.101cm" svg:height="1.001cm" svg:x="10.301cm" svg:y="23.164cm"><text:p text:style-name="P1"><text:span text:style-name="T1">1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draw:style-name="gr6" draw:text-style-name="P2" draw:type="line" svg:x1="14.863cm" svg:y1="17.218cm" svg:x2="14.242cm" svg:y2="18.125cm" draw:start-shape="id85" draw:start-glue-point="7" draw:end-shape="id86" draw:end-glue-point="11" svg:d="M14863 17218l-621 907" svg:viewBox="0 0 623 908"><text:p/></draw:connector><draw:connector draw:style-name="gr6" draw:text-style-name="P2" draw:type="line" svg:x1="15.641cm" svg:y1="17.218cm" svg:x2="16.864cm" svg:y2="18.111cm" draw:start-shape="id85" draw:start-glue-point="9" draw:end-shape="id87" draw:end-glue-point="5" svg:d="M15641 17218l1223 893" svg:viewBox="0 0 1224 894"><text:p/></draw:connector><draw:connector draw:style-name="gr6" draw:text-style-name="P2" draw:type="line" svg:x1="16.863cm" svg:y1="18.817cm" svg:x2="16.452cm" svg:y2="19.664cm" draw:start-shape="id87" draw:start-glue-point="7" draw:end-shape="id88" draw:end-glue-point="4" svg:d="M16863 18817l-411 847" svg:viewBox="0 0 413 848"><text:p/></draw:connector><draw:connector draw:style-name="gr6" draw:text-style-name="P2" draw:type="line" svg:x1="16.842cm" svg:y1="20.518cm" svg:x2="17.852cm" svg:y2="21.163cm" draw:start-shape="id88" draw:start-glue-point="9" draw:end-shape="id89" draw:end-glue-point="4" svg:d="M16842 20518l1010 645" svg:viewBox="0 0 1012 647"><text:p/></draw:connector><draw:connector draw:style-name="gr6" draw:text-style-name="P2" draw:type="line" svg:x1="17.853cm" svg:y1="22.164cm" svg:x2="17.853cm" svg:y2="22.164cm" draw:start-shape="id89" draw:start-glue-point="8" draw:end-shape="id89" draw:end-glue-point="8" svg:d="M17853 22164z" svg:viewBox="0 0 2 2"><text:p/></draw:connector><draw:connector draw:style-name="gr6" draw:text-style-name="P2" draw:type="line" svg:x1="17.463cm" svg:y1="22.017cm" svg:x2="16.921cm" svg:y2="23.065cm" draw:start-shape="id89" draw:start-glue-point="7" draw:end-shape="id90" draw:end-glue-point="4" svg:d="M17463 22017l-542 1048" svg:viewBox="0 0 543 1050"><text:p/></draw:connector><draw:connector draw:style-name="gr6" draw:text-style-name="P2" draw:type="line" svg:x1="16.062cm" svg:y1="20.518cm" svg:x2="15.542cm" svg:y2="21.511cm" draw:start-shape="id88" draw:start-glue-point="7" draw:end-shape="id91" draw:end-glue-point="11" svg:d="M16062 20518l-520 993" svg:viewBox="0 0 522 995"><text:p/></draw:connector><draw:connector draw:style-name="gr6" draw:text-style-name="P2" xml:id="id97" draw:id="id97" draw:type="line" svg:x1="15.542cm" svg:y1="22.218cm" svg:x2="15.542cm" svg:y2="22.218cm" draw:start-shape="id91" draw:start-glue-point="9" draw:end-shape="id91" draw:end-glue-point="9" svg:d="M15542 22218z" svg:viewBox="0 0 2 2"><text:p/></draw:connector><draw:connector draw:style-name="gr6" draw:text-style-name="P2" draw:type="line" svg:x1="14.242cm" svg:y1="18.904cm" svg:x2="14.452cm" svg:y2="19.664cm" draw:start-shape="id86" draw:start-glue-point="9" draw:end-shape="id92" draw:end-glue-point="4" svg:d="M14242 18904l210 760" svg:viewBox="0 0 212 762"><text:p/></draw:connector><draw:connector draw:style-name="gr6" draw:text-style-name="P2" draw:type="line" svg:x1="13.462cm" svg:y1="18.904cm" svg:x2="12.795cm" svg:y2="19.664cm" draw:start-shape="id86" draw:start-glue-point="7" draw:end-shape="id93" draw:end-glue-point="4" svg:d="M13462 18904l-667 760" svg:viewBox="0 0 669 762"><text:p/></draw:connector><draw:connector draw:style-name="gr6" draw:text-style-name="P2" draw:type="line" svg:x1="13.143cm" svg:y1="20.445cm" svg:x2="13.451cm" svg:y2="21.364cm" draw:start-shape="id93" draw:start-glue-point="9" draw:end-shape="id94" draw:end-glue-point="4" svg:d="M13143 20445l308 919" svg:viewBox="0 0 310 921"><text:p/></draw:connector><draw:connector draw:style-name="gr6" draw:text-style-name="P2" draw:type="line" svg:x1="12.446cm" svg:y1="20.445cm" svg:x2="11.631cm" svg:y2="21.384cm" draw:start-shape="id93" draw:start-glue-point="7" draw:end-shape="id95" draw:end-glue-point="4" svg:d="M12446 20445l-815 939" svg:viewBox="0 0 817 940"><text:p/></draw:connector><draw:connector draw:style-name="gr6" draw:text-style-name="P2" draw:type="line" svg:x1="11.242cm" svg:y1="22.238cm" svg:x2="10.852cm" svg:y2="23.164cm" draw:end-shape="id96" draw:end-glue-point="4" svg:d="M11242 22238l-390 926" svg:viewBox="0 0 392 928"><text:p/></draw:connector><draw:connector draw:style-name="gr6" draw:text-style-name="P2" draw:type="line" svg:x1="15.542cm" svg:y1="22.218cm" svg:x2="15.752cm" svg:y2="23.065cm" draw:start-shape="id97" draw:start-glue-point="0" draw:end-shape="id98" draw:end-glue-point="4" svg:d="M15542 22218l210 847" svg:viewBox="0 0 212 848"><text:p/></draw:connector><draw:frame draw:style-name="gr18" draw:text-style-name="P4" svg:width="6.601cm" svg:height="1.714cm" svg:x="0.002cm" svg:y="13.764cm"><draw:text-box><text:p text:style-name="P3"><text:span text:style-name="T1">3. </text:span><text:span text:style-name="T1">In</text:span><text:span text:style-name="T1">se</text:span><text:span text:style-name="T1">rt </text:span><text:span text:style-name="T1">15</text:span><text:span text:style-name="T1">, </text:span><text:span text:style-name="T1">16</text:span><text:span text:style-name="T1">, </text:span><text:span text:style-name="T1">19</text:span><text:span text:style-name="T1">, </text:span><text:span text:style-name="T1">18</text:span><text:span text:style-name="T1">, </text:span><text:span text:style-name="T1">23</text:span><text:span text:style-name="T1">, </text:span><text:span text:style-name="T1">40</text:span><text:span text:style-name="T1">, </text:span><text:span text:style-name="T1">45</text:span><text:span text:style-name="T1">, </text:span><text:span text:style-name="T1">98</text:span></text:p></draw:text-box></draw:frame><draw:frame draw:style-name="gr18" draw:text-style-name="P4" svg:width="5.601cm" svg:height="1.714cm" svg:x="11.601cm" svg:y="14.064cm"><draw:text-box><text:p text:style-name="P3"><text:span text:style-name="T1">4. </text:span><text:span text:style-name="T1">D</text:span><text:span text:style-name="T1">el</text:span><text:span text:style-name="T1">et</text:span><text:span text:style-name="T1">e </text:span><text:span text:style-name="T1">42 </text:span><text:span text:style-name="T1">fr</text:span><text:span text:style-name="T1">o</text:span><text:span text:style-name="T1">m </text:span><text:span text:style-name="T1">ori</text:span><text:span text:style-name="T1">gi</text:span><text:span text:style-name="T1">na</text:span><text:span text:style-name="T1">l </text:span><text:span text:style-name="T1">B</text:span><text:span text:style-name="T1">S</text:span><text:span text:style-name="T1">T</text:span></text:p></draw:text-box></draw:fram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g text:anchor-type="paragraph" draw:z-index="1" draw:name="Shape2" draw:style-name="gr1"><draw:custom-shape draw:style-name="gr2" draw:text-style-name="P2" xml:id="id1" draw:id="id1" svg:width="1.101cm" svg:height="1.001cm" svg:x="4.999cm" svg:y="1.199cm"><text:p text:style-name="P1"><text:span text:style-name="T1">4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2" xml:id="id2" draw:id="id2" svg:width="1.1cm" svg:height="1.101cm" svg:x="3.6cm" svg:y="2.799cm"><text:p text:style-name="P1"><text:span text:style-name="T1">27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2" xml:id="id9" draw:id="id9" svg:width="0.985cm" svg:height="0.914cm" svg:x="2.6cm" svg:y="4.5cm"><text:p text:style-name="P1"><text:span text:style-name="T1">2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2" xml:id="id3" draw:id="id3" svg:width="1.101cm" svg:height="1.001cm" svg:x="7.198cm" svg:y="2.9cm"><text:p text:style-name="P1"><text:span text:style-name="T1">78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2" xml:id="id4" draw:id="id4" svg:width="1.1cm" svg:height="1.001cm" svg:x="8.4cm" svg:y="4.6cm"><text:p text:style-name="P1"><text:span text:style-name="T1">8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2" xml:id="id5" draw:id="id5" svg:width="1.101cm" svg:height="1.001cm" svg:x="7.668cm" svg:y="6.301cm"><text:p text:style-name="P1"><text:span text:style-name="T1">80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2" xml:id="id6" draw:id="id6" svg:width="1.101cm" svg:height="1.001cm" svg:x="5.898cm" svg:y="4.6cm"><text:p text:style-name="P1"><text:span text:style-name="T1">6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2" xml:id="id14" draw:id="id14" svg:width="1.1cm" svg:height="1.001cm" svg:x="6.5cm" svg:y="6.301cm"><text:p text:style-name="P1"><text:span text:style-name="T1">65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2" xml:id="id7" draw:id="id7" svg:width="1.101cm" svg:height="1.001cm" svg:x="5.099cm" svg:y="6.301cm"><text:p text:style-name="P1"><text:span text:style-name="T1">56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2" xml:id="id8" draw:id="id8" svg:width="1.1cm" svg:height="1.001cm" svg:x="4.2cm" svg:y="4.5cm"><text:p text:style-name="P1"><text:span text:style-name="T1">3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2" xml:id="id10" draw:id="id10" svg:width="1.1cm" svg:height="1.001cm" svg:x="3.2cm" svg:y="6.2cm"><text:p text:style-name="P1"><text:span text:style-name="T1">2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2" xml:id="id11" draw:id="id11" svg:width="1.101cm" svg:height="1.001cm" svg:x="1.378cm" svg:y="6.219cm"><text:p text:style-name="P1"><text:span text:style-name="T1">17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2" xml:id="id12" draw:id="id12" svg:width="1.101cm" svg:height="1.001cm" svg:x="0.699cm" svg:y="7.9cm"><text:p text:style-name="P1"><text:span text:style-name="T1">1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draw:style-name="gr6" draw:text-style-name="P2" draw:type="line" svg:x1="5.159cm" svg:y1="2.053cm" svg:x2="4.538cm" svg:y2="2.96cm" draw:start-shape="id1" draw:start-glue-point="7" draw:end-shape="id2" draw:end-glue-point="11" svg:d="M5159 2053l-621 907" svg:viewBox="0 0 623 908"><text:p/></draw:connector><draw:connector draw:style-name="gr6" draw:text-style-name="P2" draw:type="line" svg:x1="8.139cm" svg:y1="3.754cm" svg:x2="8.95cm" svg:y2="4.6cm" draw:start-shape="id3" draw:start-glue-point="9" draw:end-shape="id4" draw:end-glue-point="4" svg:d="M8139 3754l811 846" svg:viewBox="0 0 813 848"><text:p/></draw:connector><draw:connector draw:style-name="gr6" draw:text-style-name="P2" draw:type="line" svg:x1="8.95cm" svg:y1="5.6cm" svg:x2="8.95cm" svg:y2="5.6cm" draw:start-shape="id4" draw:start-glue-point="8" draw:end-shape="id4" draw:end-glue-point="8" svg:d="M8950 5600z" svg:viewBox="0 0 2 2"><text:p/></draw:connector><draw:connector draw:style-name="gr6" draw:text-style-name="P2" draw:type="line" svg:x1="8.56cm" svg:y1="5.454cm" svg:x2="8.218cm" svg:y2="6.301cm" draw:start-shape="id4" draw:start-glue-point="7" draw:end-shape="id5" draw:end-glue-point="4" svg:d="M8560 5454l-342 847" svg:viewBox="0 0 344 848"><text:p/></draw:connector><draw:connector draw:style-name="gr6" draw:text-style-name="P2" draw:type="line" svg:x1="7.359cm" svg:y1="3.754cm" svg:x2="6.839cm" svg:y2="4.747cm" draw:start-shape="id3" draw:start-glue-point="7" draw:end-shape="id6" draw:end-glue-point="11" svg:d="M7359 3754l-520 993" svg:viewBox="0 0 522 995"><text:p/></draw:connector><draw:connector draw:style-name="gr6" draw:text-style-name="P2" xml:id="id13" draw:id="id13" draw:type="line" svg:x1="6.839cm" svg:y1="5.454cm" svg:x2="6.839cm" svg:y2="5.454cm" draw:start-shape="id6" draw:start-glue-point="9" draw:end-shape="id6" draw:end-glue-point="9" svg:d="M6839 5454z" svg:viewBox="0 0 2 2"><text:p/></draw:connector><draw:connector draw:style-name="gr6" draw:text-style-name="P2" draw:type="line" svg:x1="6.059cm" svg:y1="5.454cm" svg:x2="5.65cm" svg:y2="6.301cm" draw:start-shape="id6" draw:start-glue-point="7" draw:end-shape="id7" draw:end-glue-point="4" svg:d="M6059 5454l-409 847" svg:viewBox="0 0 411 848"><text:p/></draw:connector><draw:connector draw:style-name="gr6" draw:text-style-name="P2" draw:type="line" svg:x1="4.538cm" svg:y1="3.739cm" svg:x2="4.749cm" svg:y2="4.5cm" draw:start-shape="id2" draw:start-glue-point="9" draw:end-shape="id8" draw:end-glue-point="4" svg:d="M4538 3739l211 761" svg:viewBox="0 0 213 762"><text:p/></draw:connector><draw:connector draw:style-name="gr6" draw:text-style-name="P2" draw:type="line" svg:x1="3.761cm" svg:y1="3.739cm" svg:x2="3.092cm" svg:y2="4.5cm" draw:start-shape="id2" draw:start-glue-point="7" draw:end-shape="id9" draw:end-glue-point="4" svg:d="M3761 3739l-669 761" svg:viewBox="0 0 670 762"><text:p/></draw:connector><draw:connector draw:style-name="gr6" draw:text-style-name="P2" draw:type="line" svg:x1="3.441cm" svg:y1="5.281cm" svg:x2="3.749cm" svg:y2="6.2cm" draw:start-shape="id9" draw:start-glue-point="9" draw:end-shape="id10" draw:end-glue-point="4" svg:d="M3441 5281l308 919" svg:viewBox="0 0 310 921"><text:p/></draw:connector><draw:connector draw:style-name="gr6" draw:text-style-name="P2" draw:type="line" svg:x1="2.743cm" svg:y1="5.281cm" svg:x2="1.928cm" svg:y2="6.219cm" draw:start-shape="id9" draw:start-glue-point="7" draw:end-shape="id11" draw:end-glue-point="4" svg:d="M2743 5281l-815 938" svg:viewBox="0 0 817 940"><text:p/></draw:connector><draw:connector draw:style-name="gr6" draw:text-style-name="P2" draw:type="line" svg:x1="1.538cm" svg:y1="7.073cm" svg:x2="1.249cm" svg:y2="7.9cm" draw:start-shape="id11" draw:start-glue-point="7" draw:end-shape="id12" draw:end-glue-point="4" svg:d="M1538 7073l-289 827" svg:viewBox="0 0 291 829"><text:p/></draw:connector><draw:connector draw:style-name="gr6" draw:text-style-name="P2" draw:type="line" svg:x1="6.839cm" svg:y1="5.454cm" svg:x2="7.05cm" svg:y2="6.301cm" draw:start-shape="id13" draw:start-glue-point="0" draw:end-shape="id14" draw:end-glue-point="4" svg:d="M6839 5454l211 847" svg:viewBox="0 0 213 848"><text:p/></draw:connector><draw:custom-shape draw:style-name="gr5" draw:text-style-name="P2" xml:id="id15" draw:id="id15" svg:width="1.1cm" svg:height="1.001cm" svg:x="15.3cm" svg:y="1.401cm"><text:p text:style-name="P1"><text:span text:style-name="T1">4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" draw:text-style-name="P2" xml:id="id16" draw:id="id16" svg:width="1.101cm" svg:height="1.1cm" svg:x="13.899cm" svg:y="3cm"><text:p text:style-name="P1"><text:span text:style-name="T1">3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2" xml:id="id17" draw:id="id17" svg:width="1.101cm" svg:height="1.001cm" svg:x="17.298cm" svg:y="3cm"><text:p text:style-name="P1"><text:span text:style-name="T1">99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" draw:text-style-name="P2" xml:id="id23" draw:id="id23" svg:width="0.985cm" svg:height="0.913cm" svg:x="12.899cm" svg:y="4.701cm"><text:p text:style-name="P1"><text:span text:style-name="T1">2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" draw:text-style-name="P2" xml:id="id18" draw:id="id18" svg:width="1.101cm" svg:height="0.999cm" svg:x="16.499cm" svg:y="4.701cm"><text:p text:style-name="P1"><text:span text:style-name="T1">78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2" xml:id="id19" draw:id="id19" svg:width="1.1cm" svg:height="1.001cm" svg:x="17.9cm" svg:y="6.2cm"><text:p text:style-name="P1"><text:span text:style-name="T1">8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2" xml:id="id20" draw:id="id20" svg:width="1.1cm" svg:height="1.001cm" svg:x="16.969cm" svg:y="8.1cm"><text:p text:style-name="P1"><text:span text:style-name="T1">80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2" xml:id="id21" draw:id="id21" svg:width="1.101cm" svg:height="1.001cm" svg:x="15.199cm" svg:y="6.399cm"><text:p text:style-name="P1"><text:span text:style-name="T1">6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2" xml:id="id28" draw:id="id28" svg:width="1.101cm" svg:height="1.001cm" svg:x="15.799cm" svg:y="8.1cm"><text:p text:style-name="P1"><text:span text:style-name="T1">65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2" xml:id="id22" draw:id="id22" svg:width="1.101cm" svg:height="1.001cm" svg:x="14.399cm" svg:y="8.1cm"><text:p text:style-name="P1"><text:span text:style-name="T1">56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2" xml:id="id24" draw:id="id24" svg:width="1.101cm" svg:height="1.001cm" svg:x="13.499cm" svg:y="6.399cm"><text:p text:style-name="P1"><text:span text:style-name="T1">2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2" xml:id="id25" draw:id="id25" svg:width="1.1cm" svg:height="1.001cm" svg:x="11.679cm" svg:y="6.421cm"><text:p text:style-name="P1"><text:span text:style-name="T1">17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2" xml:id="id26" draw:id="id26" svg:width="1.1cm" svg:height="1.001cm" svg:x="11cm" svg:y="8.1cm"><text:p text:style-name="P1"><text:span text:style-name="T1">1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draw:style-name="gr6" draw:text-style-name="P2" draw:type="line" svg:x1="15.461cm" svg:y1="2.254cm" svg:x2="14.84cm" svg:y2="3.161cm" draw:start-shape="id15" draw:start-glue-point="7" draw:end-shape="id16" draw:end-glue-point="11" svg:d="M15461 2254l-621 907" svg:viewBox="0 0 623 908"><text:p/></draw:connector><draw:connector draw:style-name="gr6" draw:text-style-name="P2" draw:type="line" svg:x1="16.238cm" svg:y1="2.254cm" svg:x2="17.458cm" svg:y2="3.147cm" draw:start-shape="id15" draw:start-glue-point="9" draw:end-shape="id17" draw:end-glue-point="5" svg:d="M16238 2254l1220 893" svg:viewBox="0 0 1222 894"><text:p/></draw:connector><draw:connector draw:style-name="gr6" draw:text-style-name="P2" draw:type="line" svg:x1="17.459cm" svg:y1="3.854cm" svg:x2="17.05cm" svg:y2="4.701cm" draw:start-shape="id17" draw:start-glue-point="7" draw:end-shape="id18" draw:end-glue-point="4" svg:d="M17459 3854l-409 847" svg:viewBox="0 0 411 848"><text:p/></draw:connector><draw:connector draw:style-name="gr6" draw:text-style-name="P2" draw:type="line" svg:x1="17.44cm" svg:y1="5.553cm" svg:x2="18.45cm" svg:y2="6.2cm" draw:start-shape="id18" draw:start-glue-point="9" draw:end-shape="id19" draw:end-glue-point="4" svg:d="M17440 5553l1010 647" svg:viewBox="0 0 1012 649"><text:p/></draw:connector><draw:connector draw:style-name="gr6" draw:text-style-name="P2" draw:type="line" svg:x1="18.45cm" svg:y1="7.2cm" svg:x2="18.45cm" svg:y2="7.2cm" draw:start-shape="id19" draw:start-glue-point="8" draw:end-shape="id19" draw:end-glue-point="8" svg:d="M18450 7200z" svg:viewBox="0 0 2 2"><text:p/></draw:connector><draw:connector draw:style-name="gr6" draw:text-style-name="P2" draw:type="line" svg:x1="18.061cm" svg:y1="7.054cm" svg:x2="17.519cm" svg:y2="8.1cm" draw:start-shape="id19" draw:start-glue-point="7" draw:end-shape="id20" draw:end-glue-point="4" svg:d="M18061 7054l-542 1046" svg:viewBox="0 0 543 1048"><text:p/></draw:connector><draw:connector draw:style-name="gr6" draw:text-style-name="P2" draw:type="line" svg:x1="16.66cm" svg:y1="5.553cm" svg:x2="16.14cm" svg:y2="6.546cm" draw:start-shape="id18" draw:start-glue-point="7" draw:end-shape="id21" draw:end-glue-point="11" svg:d="M16660 5553l-520 993" svg:viewBox="0 0 522 995"><text:p/></draw:connector><draw:connector draw:style-name="gr6" draw:text-style-name="P2" xml:id="id27" draw:id="id27" draw:type="line" svg:x1="16.14cm" svg:y1="7.253cm" svg:x2="16.14cm" svg:y2="7.253cm" draw:start-shape="id21" draw:start-glue-point="9" draw:end-shape="id21" draw:end-glue-point="9" svg:d="M16140 7253z" svg:viewBox="0 0 2 2"><text:p/></draw:connector><draw:connector draw:style-name="gr6" draw:text-style-name="P2" draw:type="line" svg:x1="15.36cm" svg:y1="7.253cm" svg:x2="14.949cm" svg:y2="8.1cm" draw:start-shape="id21" draw:start-glue-point="7" draw:end-shape="id22" draw:end-glue-point="4" svg:d="M15360 7253l-411 847" svg:viewBox="0 0 413 848"><text:p/></draw:connector><draw:connector draw:style-name="gr6" draw:text-style-name="P2" draw:type="line" svg:x1="14.059cm" svg:y1="3.939cm" svg:x2="13.391cm" svg:y2="4.701cm" draw:start-shape="id16" draw:start-glue-point="7" draw:end-shape="id23" draw:end-glue-point="4" svg:d="M14059 3939l-668 762" svg:viewBox="0 0 670 764"><text:p/></draw:connector><draw:connector draw:style-name="gr6" draw:text-style-name="P2" draw:type="line" svg:x1="13.741cm" svg:y1="5.48cm" svg:x2="14.05cm" svg:y2="6.399cm" draw:start-shape="id23" draw:start-glue-point="9" draw:end-shape="id24" draw:end-glue-point="4" svg:d="M13741 5480l309 919" svg:viewBox="0 0 310 921"><text:p/></draw:connector><draw:connector draw:style-name="gr6" draw:text-style-name="P2" draw:type="line" svg:x1="13.042cm" svg:y1="5.48cm" svg:x2="12.229cm" svg:y2="6.421cm" draw:start-shape="id23" draw:start-glue-point="7" draw:end-shape="id25" draw:end-glue-point="4" svg:d="M13042 5480l-813 941" svg:viewBox="0 0 815 942"><text:p/></draw:connector><draw:connector draw:style-name="gr6" draw:text-style-name="P2" draw:type="line" svg:x1="11.839cm" svg:y1="7.274cm" svg:x2="11.55cm" svg:y2="8.1cm" draw:start-shape="id25" draw:start-glue-point="7" draw:end-shape="id26" draw:end-glue-point="4" svg:d="M11839 7274l-289 826" svg:viewBox="0 0 291 827"><text:p/></draw:connector><draw:connector draw:style-name="gr6" draw:text-style-name="P2" draw:type="line" svg:x1="16.14cm" svg:y1="7.253cm" svg:x2="16.35cm" svg:y2="8.1cm" draw:start-shape="id27" draw:start-glue-point="0" draw:end-shape="id28" draw:end-glue-point="4" svg:d="M16140 7253l210 847" svg:viewBox="0 0 212 848"><text:p/></draw:connector><draw:connector draw:style-name="gr6" draw:text-style-name="P2" draw:type="line" svg:x1="5.939cm" svg:y1="2.053cm" svg:x2="7.359cm" svg:y2="3.046cm" draw:start-shape="id1" draw:start-glue-point="9" draw:end-shape="id3" draw:end-glue-point="5" svg:d="M5939 2053l1420 993" svg:viewBox="0 0 1422 995"><text:p/></draw:connector><draw:frame draw:style-name="gr10" draw:text-style-name="P4" svg:width="4.5cm" svg:height="1.101cm" svg:x="1.399cm" svg:y="0cm"><draw:text-box><text:p text:style-name="P3"><text:span text:style-name="T1">5. </text:span><text:span text:style-name="T1">D</text:span><text:span text:style-name="T1">el</text:span><text:span text:style-name="T1">et</text:span><text:span text:style-name="T1">e </text:span><text:span text:style-name="T1">99</text:span></text:p></draw:text-box></draw:frame><draw:frame draw:style-name="gr11" draw:text-style-name="P4" svg:width="4.1cm" svg:height="1.001cm" svg:x="12cm" svg:y="0.101cm"><draw:text-box><text:p text:style-name="P3"><text:span text:style-name="T1">6. </text:span><text:span text:style-name="T1">D</text:span><text:span text:style-name="T1">el</text:span><text:span text:style-name="T1">et</text:span><text:span text:style-name="T1">e </text:span><text:span text:style-name="T1">27</text:span></text:p></draw:text-box></draw:frame><draw:custom-shape draw:style-name="gr2" draw:text-style-name="P2" xml:id="id55" draw:id="id55" svg:width="1.101cm" svg:height="1.001cm" svg:x="3.999cm" svg:y="14.533cm"><text:p text:style-name="P1"><text:span text:style-name="T1">2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2" xml:id="id52" draw:id="id52" svg:width="1.101cm" svg:height="1.001cm" svg:x="11.199cm" svg:y="16.334cm"><text:p text:style-name="P1"><text:span text:style-name="T1">8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2" xml:id="id56" draw:id="id56" svg:width="1.101cm" svg:height="1.001cm" svg:x="5.999cm" svg:y="16.432cm"><text:p text:style-name="P1"><text:span text:style-name="T1">30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2" xml:id="id29" draw:id="id29" svg:width="1.101cm" svg:height="1.001cm" svg:x="0.699cm" svg:y="18.634cm"><text:p text:style-name="P1"><text:span text:style-name="T1">1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2" xml:id="id30" draw:id="id30" svg:width="1.1cm" svg:height="1.001cm" svg:x="0cm" svg:y="20.567cm"><text:p text:style-name="P1"><text:span text:style-name="T1">-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2" xml:id="id31" draw:id="id31" svg:width="1.101cm" svg:height="1.001cm" svg:x="1.032cm" svg:y="20.565cm"><text:p text:style-name="P1"><text:span text:style-name="T1">1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2" xml:id="id33" draw:id="id33" svg:width="1.101cm" svg:height="1.001cm" svg:x="2.164cm" svg:y="20.6cm"><text:p text:style-name="P1"><text:span text:style-name="T1">19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2" xml:id="id34" draw:id="id34" svg:width="1.1cm" svg:height="1.001cm" svg:x="4.9cm" svg:y="18.634cm"><text:p text:style-name="P1"><text:span text:style-name="T1">27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2" xml:id="id35" draw:id="id35" svg:width="1.101cm" svg:height="1.001cm" svg:x="4.299cm" svg:y="20.533cm"><text:p text:style-name="P1"><text:span text:style-name="T1">2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2" xml:id="id59" draw:id="id59" svg:width="1.1cm" svg:height="1.001cm" svg:x="6.768cm" svg:y="20.533cm"><text:p text:style-name="P1"><text:span text:style-name="T1">3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2" xml:id="id36" draw:id="id36" svg:width="1.101cm" svg:height="1.001cm" svg:x="5.399cm" svg:y="20.533cm"><text:p text:style-name="P1"><text:span text:style-name="T1">27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2" xml:id="id38" draw:id="id38" svg:width="1.1cm" svg:height="1.001cm" svg:x="8.035cm" svg:y="20.533cm"><text:p text:style-name="P1"><text:span text:style-name="T1">39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2" draw:text-style-name="P2" xml:id="id39" draw:id="id39" svg:width="1.999cm" svg:height="1.001cm" svg:x="10.1cm" svg:y="18.433cm"><text:p text:style-name="P1"><text:span text:style-name="T1">65, 78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2" xml:id="id43" draw:id="id43" svg:width="1.101cm" svg:height="1.001cm" svg:x="13.199cm" svg:y="18.433cm"><text:p text:style-name="P1"><text:span text:style-name="T1">86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3" draw:text-style-name="P2" xml:id="id48" draw:id="id48" svg:width="2.1cm" svg:height="1.001cm" svg:x="17.799cm" svg:y="18.433cm"><text:p text:style-name="P1"><text:span text:style-name="T1">92, 94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2" xml:id="id40" draw:id="id40" svg:width="1.101cm" svg:height="1.001cm" svg:x="9.199cm" svg:y="20.533cm"><text:p text:style-name="P1"><text:span text:style-name="T1">5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2" xml:id="id41" draw:id="id41" svg:width="1.1cm" svg:height="1.001cm" svg:x="10.4cm" svg:y="20.533cm"><text:p text:style-name="P1"><text:span text:style-name="T1">6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2" xml:id="id42" draw:id="id42" svg:width="1.101cm" svg:height="1.001cm" svg:x="11.599cm" svg:y="20.533cm"><text:p text:style-name="P1"><text:span text:style-name="T1">78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2" xml:id="id44" draw:id="id44" svg:width="1.1cm" svg:height="1.001cm" svg:x="12.7cm" svg:y="20.533cm"><text:p text:style-name="P1"><text:span text:style-name="T1">8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2" xml:id="id45" draw:id="id45" svg:width="1.1cm" svg:height="1.001cm" svg:x="13.739cm" svg:y="20.533cm"><text:p text:style-name="P1"><text:span text:style-name="T1">86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2" xml:id="id47" draw:id="id47" svg:width="1.101cm" svg:height="1.001cm" svg:x="15.799cm" svg:y="20.433cm"><text:p text:style-name="P1"><text:span text:style-name="T1">89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2" xml:id="id49" draw:id="id49" svg:width="1.101cm" svg:height="1.001cm" svg:x="16.999cm" svg:y="20.433cm"><text:p text:style-name="P1"><text:span text:style-name="T1">9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2" xml:id="id51" draw:id="id51" svg:width="1.101cm" svg:height="1.001cm" svg:x="19.099cm" svg:y="20.433cm"><text:p text:style-name="P1"><text:span text:style-name="T1">9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2" xml:id="id50" draw:id="id50" svg:width="1.101cm" svg:height="1.001cm" svg:x="18.099cm" svg:y="20.433cm"><text:p text:style-name="P1"><text:span text:style-name="T1">9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2" xml:id="id58" draw:id="id58" svg:width="1.101cm" svg:height="1.001cm" svg:x="14.799cm" svg:y="20.433cm"><text:p text:style-name="P1"><text:span text:style-name="T1">88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draw:style-name="gr6" draw:text-style-name="P5" draw:type="line" svg:x1="0.859cm" svg:y1="19.487cm" svg:x2="0.551cm" svg:y2="20.567cm" draw:start-shape="id29" draw:start-glue-point="7" draw:end-shape="id30" draw:end-glue-point="4" svg:d="M859 19487l-309 1080" svg:viewBox="0 0 310 1081"><text:p/></draw:connector><draw:connector draw:style-name="gr6" draw:text-style-name="P5" draw:type="line" svg:x1="1.639cm" svg:y1="19.487cm" svg:x2="1.582cm" svg:y2="20.565cm" draw:start-shape="id29" draw:start-glue-point="9" draw:end-shape="id31" draw:end-glue-point="4" svg:d="M1639 19487l-57 1078" svg:viewBox="0 0 58 1080"><text:p/></draw:connector><draw:connector draw:style-name="gr6" draw:text-style-name="P5" draw:type="line" svg:x1="2.792cm" svg:y1="19.387cm" svg:x2="2.715cm" svg:y2="20.6cm" draw:start-shape="id32" draw:start-glue-point="7" draw:end-shape="id33" draw:end-glue-point="4" svg:d="M2792 19387l-77 1213" svg:viewBox="0 0 79 1215"><text:p/></draw:connector><draw:connector draw:style-name="gr6" draw:text-style-name="P5" draw:type="line" svg:x1="5.061cm" svg:y1="19.487cm" svg:x2="4.849cm" svg:y2="20.533cm" draw:start-shape="id34" draw:start-glue-point="7" draw:end-shape="id35" draw:end-glue-point="4" svg:d="M5061 19487l-212 1046" svg:viewBox="0 0 213 1048"><text:p/></draw:connector><draw:connector draw:style-name="gr6" draw:text-style-name="P5" draw:type="line" svg:x1="5.838cm" svg:y1="19.487cm" svg:x2="5.949cm" svg:y2="20.533cm" draw:start-shape="id34" draw:start-glue-point="9" draw:end-shape="id36" draw:end-glue-point="4" svg:d="M5838 19487l111 1046" svg:viewBox="0 0 113 1048"><text:p/></draw:connector><draw:connector draw:style-name="gr6" draw:text-style-name="P5" draw:type="line" svg:x1="8.239cm" svg:y1="19.387cm" svg:x2="8.585cm" svg:y2="20.533cm" draw:start-shape="id37" draw:start-glue-point="9" draw:end-shape="id38" draw:end-glue-point="4" svg:d="M8239 19387l346 1146" svg:viewBox="0 0 347 1148"><text:p/></draw:connector><draw:connector draw:style-name="gr6" draw:text-style-name="P5" draw:type="line" svg:x1="10.393cm" svg:y1="19.286cm" svg:x2="9.749cm" svg:y2="20.533cm" draw:start-shape="id39" draw:start-glue-point="7" draw:end-shape="id40" draw:end-glue-point="4" svg:d="M10393 19286l-644 1247" svg:viewBox="0 0 646 1249"><text:p/></draw:connector><draw:connector draw:style-name="gr6" draw:text-style-name="P5" draw:type="line" svg:x1="11.1cm" svg:y1="19.433cm" svg:x2="10.95cm" svg:y2="20.533cm" draw:start-shape="id39" draw:start-glue-point="8" draw:end-shape="id41" draw:end-glue-point="4" svg:d="M11100 19433l-150 1100" svg:viewBox="0 0 152 1102"><text:p/></draw:connector><draw:connector draw:style-name="gr6" draw:text-style-name="P5" draw:type="line" svg:x1="11.806cm" svg:y1="19.286cm" svg:x2="12.15cm" svg:y2="20.533cm" draw:start-shape="id39" draw:start-glue-point="9" draw:end-shape="id42" draw:end-glue-point="4" svg:d="M11806 19286l344 1247" svg:viewBox="0 0 346 1249"><text:p/></draw:connector><draw:connector draw:style-name="gr6" draw:text-style-name="P5" draw:type="line" svg:x1="13.359cm" svg:y1="19.286cm" svg:x2="13.25cm" svg:y2="20.533cm" draw:start-shape="id43" draw:start-glue-point="7" draw:end-shape="id44" draw:end-glue-point="4" svg:d="M13359 19286l-109 1247" svg:viewBox="0 0 111 1249"><text:p/></draw:connector><draw:connector draw:style-name="gr6" draw:text-style-name="P5" draw:type="line" svg:x1="14.139cm" svg:y1="19.286cm" svg:x2="14.288cm" svg:y2="20.533cm" draw:start-shape="id43" draw:start-glue-point="9" draw:end-shape="id45" draw:end-glue-point="4" svg:d="M14139 19286l149 1247" svg:viewBox="0 0 152 1249"><text:p/></draw:connector><draw:connector draw:style-name="gr6" draw:text-style-name="P5" draw:type="line" svg:x1="16.339cm" svg:y1="19.286cm" svg:x2="16.35cm" svg:y2="20.433cm" draw:start-shape="id46" draw:start-glue-point="9" draw:end-shape="id47" draw:end-glue-point="4" svg:d="M16339 19286l11 1147" svg:viewBox="0 0 12 1148"><text:p/></draw:connector><draw:connector draw:style-name="gr6" draw:text-style-name="P5" draw:type="line" svg:x1="18.106cm" svg:y1="19.286cm" svg:x2="17.549cm" svg:y2="20.433cm" draw:start-shape="id48" draw:start-glue-point="7" draw:end-shape="id49" draw:end-glue-point="4" svg:d="M18106 19286l-557 1147" svg:viewBox="0 0 559 1148"><text:p/></draw:connector><draw:connector draw:style-name="gr6" draw:text-style-name="P5" draw:type="line" svg:x1="18.849cm" svg:y1="19.433cm" svg:x2="18.65cm" svg:y2="20.433cm" draw:start-shape="id48" draw:start-glue-point="8" draw:end-shape="id50" draw:end-glue-point="4" svg:d="M18849 19433l-199 1000" svg:viewBox="0 0 201 1002"><text:p/></draw:connector><draw:connector draw:style-name="gr6" draw:text-style-name="P5" draw:type="line" svg:x1="19.592cm" svg:y1="19.286cm" svg:x2="19.65cm" svg:y2="20.433cm" draw:start-shape="id48" draw:start-glue-point="9" draw:end-shape="id51" draw:end-glue-point="4" svg:d="M19592 19286l58 1147" svg:viewBox="0 0 60 1148"><text:p/></draw:connector><draw:connector draw:style-name="gr6" draw:text-style-name="P5" draw:type="line" svg:x1="11.36cm" svg:y1="17.187cm" svg:x2="11.1cm" svg:y2="18.433cm" draw:start-shape="id52" draw:start-glue-point="7" draw:end-shape="id39" draw:end-glue-point="4" svg:d="M11360 17187l-260 1246" svg:viewBox="0 0 261 1247"><text:p/></draw:connector><draw:connector draw:style-name="gr6" draw:text-style-name="P5" draw:type="line" svg:x1="12.139cm" svg:y1="17.187cm" svg:x2="13.75cm" svg:y2="18.433cm" draw:start-shape="id52" draw:start-glue-point="9" draw:end-shape="id43" draw:end-glue-point="4" svg:d="M12139 17187l1611 1246" svg:viewBox="0 0 1612 1247"><text:p/></draw:connector><draw:connector draw:style-name="gr6" draw:text-style-name="P5" draw:type="line" svg:x1="17.639cm" svg:y1="17.187cm" svg:x2="18.849cm" svg:y2="18.433cm" draw:start-shape="id53" draw:start-glue-point="9" draw:end-shape="id48" draw:end-glue-point="4" svg:d="M17639 17187l1210 1246" svg:viewBox="0 0 1212 1247"><text:p/></draw:connector><draw:connector draw:style-name="gr6" draw:text-style-name="P5" draw:type="line" svg:x1="15.039cm" svg:y1="15.386cm" svg:x2="17.249cm" svg:y2="16.334cm" draw:start-shape="id54" draw:start-glue-point="9" draw:end-shape="id53" draw:end-glue-point="4" svg:d="M15039 15386l2210 948" svg:viewBox="0 0 2212 949"><text:p/></draw:connector><draw:connector draw:style-name="gr6" draw:text-style-name="P5" draw:type="line" svg:x1="4.939cm" svg:y1="15.386cm" svg:x2="6.549cm" svg:y2="16.432cm" draw:start-shape="id55" draw:start-glue-point="9" draw:end-shape="id56" draw:end-glue-point="4" svg:d="M4939 15386l1610 1046" svg:viewBox="0 0 1612 1048"><text:p/></draw:connector><draw:connector draw:style-name="gr6" draw:text-style-name="P5" draw:type="line" svg:x1="6.159cm" svg:y1="17.286cm" svg:x2="5.45cm" svg:y2="18.634cm" draw:start-shape="id56" draw:start-glue-point="7" draw:end-shape="id34" draw:end-glue-point="4" svg:d="M6159 17286l-709 1348" svg:viewBox="0 0 711 1349"><text:p/></draw:connector><draw:connector draw:style-name="gr6" draw:text-style-name="P5" draw:type="line" svg:x1="2.06cm" svg:y1="17.387cm" svg:x2="1.249cm" svg:y2="18.634cm" draw:start-shape="id57" draw:start-glue-point="7" draw:end-shape="id29" draw:end-glue-point="4" svg:d="M2060 17387l-811 1247" svg:viewBox="0 0 813 1249"><text:p/></draw:connector><draw:custom-shape draw:style-name="gr2" draw:text-style-name="P2" xml:id="id46" draw:id="id46" svg:width="1.101cm" svg:height="1.001cm" svg:x="15.399cm" svg:y="18.433cm"><text:p text:style-name="P1"><text:span text:style-name="T1">89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draw:style-name="gr6" draw:text-style-name="P5" draw:type="line" svg:x1="15.558cm" svg:y1="19.286cm" svg:x2="15.349cm" svg:y2="20.433cm" draw:start-shape="id46" draw:start-glue-point="7" draw:end-shape="id58" draw:end-glue-point="4" svg:d="M15558 19286l-209 1147" svg:viewBox="0 0 212 1148"><text:p/></draw:connector><draw:custom-shape draw:style-name="gr2" draw:text-style-name="P2" xml:id="id53" draw:id="id53" svg:width="1.101cm" svg:height="1.001cm" svg:x="16.699cm" svg:y="16.334cm"><text:p text:style-name="P1"><text:span text:style-name="T1">9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draw:style-name="gr6" draw:text-style-name="P5" draw:type="line" svg:x1="16.859cm" svg:y1="17.187cm" svg:x2="15.949cm" svg:y2="18.433cm" draw:start-shape="id53" draw:start-glue-point="7" draw:end-shape="id46" draw:end-glue-point="4" svg:d="M16859 17187l-910 1246" svg:viewBox="0 0 912 1247"><text:p/></draw:connector><draw:connector draw:style-name="gr6" draw:text-style-name="P5" draw:type="line" svg:x1="14.259cm" svg:y1="15.386cm" svg:x2="11.749cm" svg:y2="16.334cm" draw:start-shape="id54" draw:start-glue-point="7" draw:end-shape="id52" draw:end-glue-point="4" svg:d="M14259 15386l-2510 948" svg:viewBox="0 0 2512 949"><text:p/></draw:connector><draw:custom-shape draw:style-name="gr2" draw:text-style-name="P2" xml:id="id37" draw:id="id37" svg:width="1.101cm" svg:height="1.001cm" svg:x="7.299cm" svg:y="18.533cm"><text:p text:style-name="P1"><text:span text:style-name="T1">39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draw:style-name="gr6" draw:text-style-name="P5" draw:type="line" svg:x1="6.939cm" svg:y1="17.286cm" svg:x2="7.849cm" svg:y2="18.533cm" draw:start-shape="id56" draw:start-glue-point="9" draw:end-shape="id37" draw:end-glue-point="4" svg:d="M6939 17286l910 1247" svg:viewBox="0 0 912 1249"><text:p/></draw:connector><draw:connector draw:style-name="gr6" draw:text-style-name="P5" draw:type="line" svg:x1="7.459cm" svg:y1="19.387cm" svg:x2="7.318cm" svg:y2="20.533cm" draw:start-shape="id37" draw:start-glue-point="7" draw:end-shape="id59" draw:end-glue-point="4" svg:d="M7459 19387l-141 1146" svg:viewBox="0 0 143 1148"><text:p/></draw:connector><draw:custom-shape draw:style-name="gr5" draw:text-style-name="P2" xml:id="id60" draw:id="id60" svg:width="1.1cm" svg:height="1.001cm" svg:x="3.2cm" svg:y="20.533cm"><text:p text:style-name="P1"><text:span text:style-name="T1">2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2" xml:id="id32" draw:id="id32" svg:width="1.1cm" svg:height="1.001cm" svg:x="2.632cm" svg:y="18.533cm"><text:p text:style-name="P1"><text:span text:style-name="T1">20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onnector draw:style-name="gr6" draw:text-style-name="P5" draw:type="line" svg:x1="3.57cm" svg:y1="19.387cm" svg:x2="3.75cm" svg:y2="20.533cm" draw:start-shape="id32" draw:start-glue-point="9" draw:end-shape="id60" draw:end-glue-point="4" svg:d="M3570 19387l180 1146" svg:viewBox="0 0 182 1148"><text:p/></draw:connector><draw:custom-shape draw:style-name="gr5" draw:text-style-name="P2" xml:id="id57" draw:id="id57" svg:width="1.1cm" svg:height="1.001cm" svg:x="1.9cm" svg:y="16.533cm"><text:p text:style-name="P1"><text:span text:style-name="T1">19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onnector draw:style-name="gr6" draw:text-style-name="P5" draw:type="line" svg:x1="2.838cm" svg:y1="17.387cm" svg:x2="3.182cm" svg:y2="18.533cm" draw:start-shape="id57" draw:start-glue-point="9" draw:end-shape="id32" draw:end-glue-point="4" svg:d="M2838 17387l344 1146" svg:viewBox="0 0 346 1148"><text:p/></draw:connector><draw:custom-shape draw:style-name="gr2" draw:text-style-name="P2" xml:id="id54" draw:id="id54" svg:width="1.101cm" svg:height="1.001cm" svg:x="14.099cm" svg:y="14.533cm"><text:p text:style-name="P1"><text:span text:style-name="T1">88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2" xml:id="id61" draw:id="id61" svg:width="1.1cm" svg:height="1.001cm" svg:x="8.8cm" svg:y="12.501cm"><text:p text:style-name="P1"><text:span text:style-name="T1">5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draw:style-name="gr6" draw:text-style-name="P5" draw:type="line" svg:x1="4.159cm" svg:y1="15.386cm" svg:x2="2.45cm" svg:y2="16.533cm" draw:start-shape="id55" draw:start-glue-point="7" draw:end-shape="id57" draw:end-glue-point="4" svg:d="M4159 15386l-1709 1147" svg:viewBox="0 0 1711 1148"><text:p/></draw:connector><draw:connector draw:style-name="gr6" draw:text-style-name="P5" draw:type="line" svg:x1="8.961cm" svg:y1="13.354cm" svg:x2="4.549cm" svg:y2="14.533cm" draw:start-shape="id61" draw:start-glue-point="7" draw:end-shape="id55" draw:end-glue-point="4" svg:d="M8961 13354l-4412 1179" svg:viewBox="0 0 4413 1180"><text:p/></draw:connector><draw:connector draw:style-name="gr6" draw:text-style-name="P5" draw:type="line" svg:x1="9.738cm" svg:y1="13.354cm" svg:x2="14.648cm" svg:y2="14.533cm" draw:start-shape="id61" draw:start-glue-point="9" draw:end-shape="id54" draw:end-glue-point="4" svg:d="M9738 13354l4910 1179" svg:viewBox="0 0 4912 1180"><text:p/></draw:connector><draw:frame draw:style-name="gr14" draw:text-style-name="P6" svg:width="9cm" svg:height="1.4cm" svg:x="5.5cm" svg:y="11.201cm"><draw:text-box><text:p text:style-name="P3"><text:span text:style-name="T2">7. </text:span><text:span text:style-name="T2">In</text:span><text:span text:style-name="T2">se</text:span><text:span text:style-name="T2">rt </text:span><text:span text:style-name="T2">92</text:span><text:span text:style-name="T2">, </text:span><text:span text:style-name="T2">88</text:span><text:span text:style-name="T2">, </text:span><text:span text:style-name="T2">30</text:span><text:span text:style-name="T2">, </text:span><text:span text:style-name="T2">20</text:span></text:p></draw:text-box></draw:frame></draw:g><text:soft-pag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_20_4" draw:display-name="Dashed (var)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27T11:10:39.716716254</meta:creation-date>
    <dc:date>2019-11-27T11:52:45.550823948</dc:date>
    <meta:editing-duration>PT32M5S</meta:editing-duration>
    <meta:editing-cycles>1</meta:editing-cycles>
    <meta:generator>LibreOffice/6.3.3.2$Linux_X86_64 LibreOffice_project/30$Build-2</meta:generator>
    <meta:document-statistic meta:table-count="0" meta:image-count="0" meta:object-count="0" meta:page-count="2" meta:paragraph-count="0" meta:word-count="0" meta:character-count="0" meta:non-whitespace-character-count="0"/>
  </office:meta>
</office:document-meta>
</file>